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b8c0"/>
    </style:style>
    <style:style style:name="P2" style:family="paragraph" style:parent-style-name="Text_20_body">
      <style:text-properties officeooo:paragraph-rsid="001d3cb8"/>
    </style:style>
    <style:style style:name="P3" style:family="paragraph" style:parent-style-name="Text_20_body">
      <style:text-properties officeooo:paragraph-rsid="001edb7d"/>
    </style:style>
    <style:style style:name="P4" style:family="paragraph" style:parent-style-name="Text_20_body">
      <style:text-properties officeooo:rsid="001d3cb8" officeooo:paragraph-rsid="001d3cb8"/>
    </style:style>
    <style:style style:name="P5" style:family="paragraph" style:parent-style-name="Text_20_body">
      <style:text-properties officeooo:rsid="001edb7d" officeooo:paragraph-rsid="001edb7d"/>
    </style:style>
    <style:style style:name="P6" style:family="paragraph" style:parent-style-name="Text_20_body">
      <style:text-properties officeooo:paragraph-rsid="00217ad9"/>
    </style:style>
    <style:style style:name="P7" style:family="paragraph" style:parent-style-name="Text_20_body">
      <style:text-properties officeooo:rsid="0022e840" officeooo:paragraph-rsid="0022e840"/>
    </style:style>
    <style:style style:name="P8" style:family="paragraph" style:parent-style-name="Text_20_body">
      <style:text-properties officeooo:paragraph-rsid="0022e840"/>
    </style:style>
    <style:style style:name="P9" style:family="paragraph" style:parent-style-name="Text_20_body">
      <style:text-properties fo:font-weight="normal" officeooo:rsid="001bb8c0" officeooo:paragraph-rsid="001bb8c0" style:font-weight-asian="normal" style:font-weight-complex="normal"/>
    </style:style>
    <style:style style:name="P10" style:family="paragraph" style:parent-style-name="Text_20_body">
      <style:text-properties officeooo:rsid="00235508" officeooo:paragraph-rsid="00235508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1bb8c0"/>
    </style:style>
    <style:style style:name="T3" style:family="text">
      <style:text-properties fo:font-weight="bold" officeooo:rsid="001bb8c0" style:font-weight-asian="bold" style:font-weight-complex="bold"/>
    </style:style>
    <style:style style:name="T4" style:family="text">
      <style:text-properties fo:font-weight="bold" officeooo:rsid="0022e840" style:font-weight-asian="bold" style:font-weight-complex="bold"/>
    </style:style>
    <style:style style:name="T5" style:family="text">
      <style:text-properties officeooo:rsid="001edb7d"/>
    </style:style>
    <style:style style:name="T6" style:family="text">
      <style:text-properties officeooo:rsid="00217ad9"/>
    </style:style>
    <style:style style:name="T7" style:family="text">
      <style:text-properties officeooo:rsid="0022e840"/>
    </style:style>
    <style:style style:name="T8" style:family="text">
      <style:text-properties fo:font-weight="normal" officeooo:rsid="001bb8c0" style:font-weight-asian="normal" style:font-weight-complex="normal"/>
    </style:style>
    <style:style style:name="T9" style:family="text">
      <style:text-properties officeooo:rsid="002355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5. La vida es inevitable</text:h>
      <text:p text:style-name="Text_20_body"/>
      <text:p text:style-name="P1">La vida no es un accidente.<text:line-break/>Es una consecuencia natural de las leyes<text:span text:style-name="T7"> que gobiernan el comportamiento de la materia, la fisica</text:span><text:span text:style-name="T2">.</text:span></text:p>
      <text:p text:style-name="P9">El primer atomo <text:span text:style-name="T6">que</text:span> aparece en la naturaleza es el hidrogeno.</text:p>
      <text:p text:style-name="P2">Todo comienza <text:span text:style-name="T8">alli,</text:span><text:span text:style-name="T2"> </text:span>con el hidrógeno.<text:line-break/>El átomo más simple, más abundante, el primero.</text:p>
      <text:p text:style-name="P4">Una gran cantidad de hidrogeno formara una nube de gas.</text:p>
      <text:p text:style-name="P4">Porque los atomos se atren unos a otros, con una fuerza que llamamos 'gravedad'.</text:p>
      <text:p text:style-name="P4">Esta fuerza de gravedad de los atomos se suma, atomo a atomo, y aumenta a medida que el conjunto de atomos se hace mas grande, podemos decir que aumenta 'la masa' que tiene nube, algo que conocemos con el nombre de 'peso'.</text:p>
      <text:p text:style-name="P4">El peso de los atomos crea una presion que se aplica hacia el centro de la nube.</text:p>
      <text:p text:style-name="P4">Los atomos se compactan, la nube adopta una forma esferica, se hace mas solida a medida que la masa aumenta.</text:p>
      <text:p text:style-name="P4">Y la masa de una gran nube puede hacer que la presion en el centro sea muy grande.</text:p>
      <text:p text:style-name="P4">A medida que aumenta la presion, tambien aumenta la temperatura.</text:p>
      <text:p text:style-name="P5">La nube se compacta y se vuelve solida, la presion y la temperatura en el interior provocan la fusion, y asi nace una estrella.</text:p>
      <text:p text:style-name="P3"><text:line-break/>Y dentro de las estrellas, <text:span text:style-name="T5">debido a la enorme presion y temperatura</text:span><text:span text:style-name="T6"> (porque las estrellas tienen mucha masa)</text:span><text:span text:style-name="T5">, </text:span>el hidrógeno<text:span text:style-name="T5"> se fusiona, y</text:span> se transforma en <text:span text:style-name="T5">todos los materiales que existen en el universo.</text:span></text:p>
      <text:p text:style-name="P3"><text:span text:style-name="T5">Y entre estos materiales</text:span><text:span text:style-name="T6"> se forman</text:span><text:span text:style-name="T5">, </text:span>carbono, oxígeno, nitrógeno:<text:line-break/>elementos que hacen posible la vida.</text:p>
      <text:p text:style-name="Text_20_body">Cuando esas estrellas mueren, <text:span text:style-name="T6">explotan, y </text:span>lanzan <text:span text:style-name="T6">estos materiales</text:span> al espacio.<text:line-break/>Y de esa materia, surgen los planetas.<text:line-break/>Algunos de esos planetas tendrán océanos, atmósferas, estabilidad.<text:line-break/>Y si las condiciones son adecuadas, la vida comenzará.</text:p>
      <text:p text:style-name="P6"><text:span text:style-name="T6">C</text:span>omo una reacción natural<text:span text:style-name="T6">. Debido a las propiedades</text:span> de la materia.</text:p>
      <text:p text:style-name="P7">La vida, es en si misma una inteligencia.</text:p>
      <text:p text:style-name="P7">Un potente sistema de calculo natural capaz de adaptarse, recordar, transformarse, aprender, entender.</text:p>
      <text:p text:style-name="P10">Encontrar soluciones y aplicarlas.</text:p>
      <text:p text:style-name="P7"><text:soft-page-break/>Una inteligencia que construye complejos sistemas, con una precision inigualable.</text:p>
      <text:p text:style-name="P7">La vida es el pensamiento del universo.</text:p>
      <text:p text:style-name="P7">No <text:span text:style-name="T9">el pesamiento </text:span>como lo entendemos nosotros,<text:line-break/>sino como un proceso de cálculo tan potente que escapa a nuestras definiciones.</text:p>
      <text:p text:style-name="P7">La inteligencia esta implicita en la materia, en el hidrogeno, desde el principio.</text:p>
      <text:p text:style-name="P7">Si existe el hidrogeno, en suficienta cantidad, la inteligencia surgira, espontaneamente.</text:p>
      <text:p text:style-name="P7">Solo es cuestion de tiempo. Nada puede detenerlo.</text:p>
      <text:p text:style-name="P7">Y es <text:span text:style-name="T9">el limite maximo de </text:span>la inteligencia<text:span text:style-name="T9">. La</text:span> mas alta que puede existir.</text:p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7T19:36:48.913000000</meta:creation-date>
    <dc:date>2025-06-18T15:40:58.371000000</dc:date>
    <meta:editing-duration>PT19M</meta:editing-duration>
    <meta:editing-cycles>5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26" meta:word-count="410" meta:character-count="2436" meta:non-whitespace-character-count="2051"/>
  </office:meta>
</office:document-meta>
</file>